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8accc" officeooo:paragraph-rsid="0048acc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98fac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officeooo:paragraph-rsid="0045d3be"/>
    </style:style>
    <style:style style:name="P13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8accc" style:font-size-asian="16pt" style:font-weight-asian="bold" style:font-size-complex="16pt" style:font-weight-complex="bold"/>
    </style:style>
    <style:style style:name="P14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5" style:family="paragraph" style:parent-style-name="Heading_20_2">
      <style:paragraph-properties fo:margin-top="0cm" fo:margin-bottom="0cm" loext:contextual-spacing="false"/>
      <style:text-properties style:font-name="Nimbus Sans L" fo:font-size="12pt" officeooo:rsid="001f20ca" style:font-size-asian="12pt" style:font-size-complex="12pt"/>
    </style:style>
    <style:style style:name="P16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98fa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98fac" officeooo:paragraph-rsid="00498fa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P22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23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T1" style:family="text">
      <style:text-properties officeooo:rsid="001f20ca"/>
    </style:style>
    <style:style style:name="T2" style:family="text">
      <style:text-properties fo:font-weight="bold" officeooo:rsid="002b24f5" style:font-weight-asian="bold" style:font-weight-complex="bold"/>
    </style:style>
    <style:style style:name="T3" style:family="text">
      <style:text-properties officeooo:rsid="002e8f86"/>
    </style:style>
    <style:style style:name="T4" style:family="text">
      <style:text-properties officeooo:rsid="0048accc"/>
    </style:style>
    <style:style style:name="T5" style:family="text">
      <style:text-properties officeooo:rsid="00497051"/>
    </style:style>
    <style:style style:name="T6" style:family="text">
      <style:text-properties officeooo:rsid="00498fac"/>
    </style:style>
    <style:style style:name="T7" style:family="text">
      <style:text-properties officeooo:rsid="0045d3be"/>
    </style:style>
    <style:style style:name="T8" style:family="text">
      <style:text-properties style:text-position="0% 100%" fo:font-weight="bold" officeooo:rsid="00a65559" style:font-weight-asian="bold" style:font-weight-complex="bold"/>
    </style:style>
    <style:style style:name="T9" style:family="text">
      <style:text-properties style:text-position="0% 100%" fo:font-weight="normal" officeooo:rsid="00a65559" style:font-weight-asian="normal" style:font-weight-complex="normal"/>
    </style:style>
    <style:style style:name="T10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itle>Booyong Walk (Forest Tops to Sheep Station Creek) – V1.0</text:title></text:p>
      <text:p text:style-name="P1">Phil Shepherd – <text:span text:style-name="T3">Aug 2016</text:span></text:p>
      <text:p text:style-name="P2"/>
      <text:p text:style-name="P6"><text:span text:style-name="T2">MAP:<text:tab/><text:tab/><text:tab/></text:span>Brays Creek 9541-3S<text:line-break/><text:span text:style-name="T8">Grid Ref Zone:<text:tab/></text:span><text:span text:style-name="T9">MGRS </text:span><text:span text:style-name="T1">56JNP.</text:span></text:p>
      <text:p text:style-name="P6"/>
      <text:p text:style-name="P13">Award Scheme</text:p>
      <text:p text:style-name="P8">Cub Hike<text:tab/><text:tab/>Sheepstation Creek to Booyong Loop</text:p>
      <text:p text:style-name="P7"/>
      <text:p text:style-name="P7">Red Cord Hike<text:tab/><text:span text:style-name="T6">Forest Tops to Sheepstation Creek</text:span></text:p>
      <text:p text:style-name="P12"/>
      <text:p text:style-name="P15"/>
      <text:p text:style-name="P16">Hike – <text:span text:style-name="T6">Sheepstation Creek to Booyong Loop</text:span></text:p>
      <text:p text:style-name="P9"/>
      <text:p text:style-name="P11">Approximately <text:span text:style-name="T6">6</text:span>km hike with <text:span text:style-name="T6">25</text:span>0m <text:span text:style-name="T6">ascent/</text:span>descent.</text:p>
      <text:p text:style-name="P11"/>
      <text:p text:style-name="P11">A popular, well marked walk, through rainforest.</text:p>
      <text:p text:style-name="P11">Not hiked by the author so further details are required.</text:p>
      <text:p text:style-name="P9"/>
      <text:list xml:id="list421798909" text:style-name="L1">
        <text:list-item>
          <text:p text:style-name="P17"><text:span text:style-name="T6">Start</text:span> at Sheep<text:span text:style-name="T6">s</text:span>ation Creek (0221 5710)</text:p>
        </text:list-item>
        <text:list-item>
          <text:p text:style-name="P18">Head North East along Booyong Walk to the junction at 0230 5828</text:p>
        </text:list-item>
        <text:list-item>
          <text:p text:style-name="P18">Head South West and then North around the loop track</text:p>
        </text:list-item>
        <text:list-item>
          <text:p text:style-name="P18">Rejoin the Booyong Walk at <text:s/><text:span text:style-name="T7">0230 5848</text:span></text:p>
        </text:list-item>
        <text:list-item>
          <text:p text:style-name="P18">Head Scout East back to Sheepstation Creek.</text:p>
        </text:list-item>
      </text:list>
      <text:p text:style-name="P10"/>
      <text:p text:style-name="P10"/>
      <text:p text:style-name="P14">Hike – Forest Tops campground to Sheepstation Creek campground</text:p>
      <text:p text:style-name="P3"/>
      <text:p text:style-name="P5">Approximately 8km hike with 600m descent.</text:p>
      <text:p text:style-name="P5"/>
      <text:p text:style-name="P5">A popular, well marked walk, through rainforest.<text:line-break/>Not hiked by the author so further details are required.</text:p>
      <text:p text:style-name="P4"/>
      <text:list xml:id="list162505323244665" text:continue-numbering="true" text:style-name="L1">
        <text:list-item>
          <text:p text:style-name="P19">Start at Forest Top<text:span text:style-name="T4">s</text:span> Camp<text:span text:style-name="T4">ground </text:span>(0626 5986)</text:p>
        </text:list-item>
        <text:list-item>
          <text:p text:style-name="P20">There is an interesting loop track at 0230 5848, which will add 2km <text:span text:style-name="T5">and 100m ascent/descent </text:span>to the total hike.</text:p>
        </text:list-item>
        <text:list-item>
          <text:p text:style-name="P21">Finishes at Sheep Station Creek (0221 5710)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ooyong Walk (Forest Tops to Sheep Station Creek)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16:25:04.222685975</dc:date>
    <meta:editing-duration>PT2H52M</meta:editing-duration>
    <meta:editing-cycles>36</meta:editing-cycles>
    <dc:title>Booyong Walk (Forest Tops to Sheep Station Creek) – V1.0</dc:title>
    <meta:document-statistic meta:table-count="0" meta:image-count="0" meta:object-count="0" meta:page-count="1" meta:paragraph-count="23" meta:word-count="195" meta:character-count="1141" meta:non-whitespace-character-count="967"/>
  </office:meta>
</office:document-meta>
</file>